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SemiBold6" svg:font-family="'Noto Sans SemiBold'" style:font-family-generic="swiss"/>
    <style:font-face style:name="Noto Sans SemiBold5" svg:font-family="'Noto Sans SemiBold'" style:font-adornments="Semibold" style:font-family-generic="swiss"/>
    <style:font-face style:name="Noto Sans SemiBold4" svg:font-family="'Noto Sans SemiBold'" style:font-adornments="細字" style:font-family-generic="swiss"/>
    <style:font-face style:name="Courier New1" svg:font-family="'Courier New'" style:font-family-generic="modern" style:font-pitch="fixed"/>
    <style:font-face style:name="Courier New3" svg:font-family="'Courier New'" style:font-adornments="細字" style:font-family-generic="modern" style:font-pitch="fixed"/>
    <style:font-face style:name="Courier New" svg:font-family="'Courier New'" style:font-family-generic="modern" style:font-pitch="variable"/>
    <style:font-face style:name="Courier New2" svg:font-family="'Courier New'" style:font-adornments="細字" style:font-family-generic="modern" style:font-pitch="variable"/>
    <style:font-face style:name="Liberation Sans1" svg:font-family="'Liberation Sans'" style:font-family-generic="modern" style:font-pitch="variable"/>
    <style:font-face style:name="Noto Sans Light3" svg:font-family="'Noto Sans Light'" style:font-adornments="細字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lack2" svg:font-family="'Noto Sans Black'" style:font-family-generic="roman" style:font-pitch="variable"/>
    <style:font-face style:name="Noto Sans Black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2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2" svg:font-family="'Noto Sans SemiBold'" style:font-adornments="Semibold" style:font-family-generic="roman" style:font-pitch="variable"/>
    <style:font-face style:name="Noto Sans Black1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1" svg:font-family="'Noto Sans Regular'" style:font-adornments="標準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Noto Sans SemiBold3" svg:font-family="'Noto Sans SemiBold'" style:font-adornments="細字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95cm" fo:min-width="4.5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  <style:paragraph-properties style:writing-mode="lr-tb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03cm"/>
      <style:paragraph-properties style:writing-mode="lr-tb"/>
    </style:style>
    <style:style style:name="gr7" style:family="graphic" style:parent-style-name="Default_5f_1">
      <style:graphic-properties draw:fill-color="#ffff99" draw:textarea-horizontal-align="justify" draw:textarea-vertical-align="middle" draw:auto-grow-height="false" fo:min-height="10.25cm" fo:min-width="21.9cm"/>
    </style:style>
    <style:style style:name="gr8" style:family="graphic" style:parent-style-name="Default_5f_1">
      <style:graphic-properties draw:textarea-horizontal-align="justify" draw:textarea-vertical-align="middle" draw:auto-grow-height="false" fo:min-height="2cm" fo:min-width="4.1cm"/>
      <style:paragraph-properties style:writing-mode="lr-tb"/>
    </style:style>
    <style:style style:name="gr9" style:family="graphic" style:parent-style-name="Default_5f_1">
      <style:graphic-properties draw:fill-color="#66cc00" draw:textarea-horizontal-align="justify" draw:textarea-vertical-align="middle" draw:auto-grow-height="false" fo:min-height="3.65cm" fo:min-width="4.1cm"/>
      <style:paragraph-properties style:writing-mode="lr-tb"/>
    </style:style>
    <style:style style:name="gr10" style:family="graphic" style:parent-style-name="Default_5f_1">
      <style:graphic-properties draw:fill-color="#66cc00" draw:textarea-horizontal-align="justify" draw:textarea-vertical-align="middle" draw:auto-grow-height="false" fo:min-height="5.9cm" fo:min-width="4.1cm"/>
      <style:paragraph-properties style:writing-mode="lr-tb"/>
    </style:style>
    <style:style style:name="gr11" style:family="graphic" style:parent-style-name="Object_20_without_20_fill_5f_1">
      <style:graphic-properties draw:marker-end="Arrow" draw:marker-end-width="0.3cm" draw:fill="none" draw:textarea-vertical-align="middle"/>
    </style:style>
    <style:style style:name="gr1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354cm"/>
      <style:paragraph-properties style:writing-mode="lr-tb"/>
    </style:style>
    <style:style style:name="gr1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1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gr1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512cm"/>
      <style:paragraph-properties style:writing-mode="lr-tb"/>
    </style:style>
    <style:style style:name="gr1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89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fo:min-height="2.63cm"/>
      <style:paragraph-properties style:writing-mode="lr-tb"/>
    </style:style>
    <style:style style:name="pr8" style:family="presentation" style:parent-style-name="Default-notes">
      <style:graphic-properties draw:fill-color="#ffffff" fo:min-height="13.364cm"/>
      <style:paragraph-properties style:writing-mode="lr-tb"/>
    </style:style>
    <style:style style:name="pr9" style:family="presentation" style:parent-style-name="Default-title">
      <style:graphic-properties fo:min-height="2.629cm"/>
      <style:paragraph-properties style:writing-mode="lr-tb"/>
    </style:style>
    <style:style style:name="pr10" style:family="presentation" style:parent-style-name="Alizarin-title">
      <style:graphic-properties fo:min-height="2.63cm"/>
      <style:paragraph-properties style:writing-mode="lr-tb"/>
    </style:style>
    <style:style style:name="pr11" style:family="presentation" style:parent-style-name="Alizarin-outline1">
      <style:graphic-properties fo:min-height="11.929cm"/>
      <style:paragraph-properties style:writing-mode="lr-tb"/>
    </style:style>
    <style:style style:name="pr12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6.5pt"/>
    </style:style>
    <style:style style:name="P3" style:family="paragraph">
      <loext:graphic-properties draw:fill-color="#ffffff"/>
      <style:paragraph-properties style:writing-mode="lr-tb"/>
      <style:text-properties fo:font-size="28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color="#c9211e" style:font-name="Courier New1"/>
    </style:style>
    <style:style style:name="P10" style:family="paragraph">
      <loext:graphic-properties draw:fill-color="#ffff99"/>
      <style:paragraph-properties fo:text-align="center"/>
    </style:style>
    <style:style style:name="P11" style:family="paragraph">
      <style:paragraph-properties style:writing-mode="lr-tb"/>
      <style:text-properties fo:font-weight="bold" style:font-weight-asian="bold" style:font-weight-complex="bold"/>
    </style:style>
    <style:style style:name="P12" style:family="paragraph">
      <style:paragraph-properties fo:text-align="center" style:writing-mode="lr-tb"/>
      <style:text-properties fo:font-size="13.5pt"/>
    </style:style>
    <style:style style:name="P13" style:family="paragraph">
      <loext:graphic-properties draw:fill-color="#66cc00"/>
      <style:paragraph-properties fo:text-align="center" style:writing-mode="lr-tb"/>
      <style:text-properties fo:font-size="13.5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18pt" fo:font-weight="bold" style:font-size-asian="24pt" style:font-weight-asian="bold" style:font-size-complex="24pt" style:font-weight-complex="bold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21pt" fo:font-weight="bold" style:font-size-asian="28pt" style:font-weight-asian="bold" style:font-size-complex="28pt" style:font-weight-complex="bold"/>
    </style:style>
    <style:style style:name="P18" style:family="paragraph">
      <loext:graphic-properties draw:fill-color="#ffffff"/>
      <style:paragraph-properties style:writing-mode="lr-tb"/>
      <style:text-properties fo:font-size="28.1000003814697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-color="#ffffff"/>
      <style:paragraph-properties style:writing-mode="lr-tb"/>
    </style:style>
    <style:style style:name="P21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P22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23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T1" style:family="text">
      <style:text-properties fo:font-size="16.5pt"/>
    </style:style>
    <style:style style:name="T2" style:family="text">
      <style:text-properties fo:color="#c9211e" style:font-name="Courier New1" fo:font-size="15pt" style:font-size-asian="15pt" style:font-size-complex="1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3.5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800000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fo:font-weight="bold" fo:background-color="#66ff66" style:font-size-asian="16pt" style:font-weight-asian="bold" style:font-size-complex="16pt" style:font-weight-complex="bold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c9211e" fo:font-weight="bold" style:font-weight-asian="bold" style:font-weight-complex="bold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069a2e" fo:font-size="16pt" style:font-size-asian="16pt" style:font-size-complex="16pt"/>
    </style:style>
    <style:style style:name="T14" style:family="text">
      <style:text-properties style:font-name="Courier New1" fo:font-size="16pt" style:font-size-asian="16pt" style:font-size-complex="16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color="#800000" fo:font-size="16pt" style:font-size-asian="16pt" style:font-size-complex="16pt"/>
    </style:style>
    <style:style style:name="T17" style:family="text">
      <style:text-properties style:use-window-font-color="true" fo:font-size="16pt" style:font-size-asian="16pt" style:font-size-complex="16pt"/>
    </style:style>
    <style:style style:name="T18" style:family="text">
      <style:text-properties fo:color="#c9211e" fo:font-size="16pt" style:font-size-asian="16pt" style:font-size-complex="16pt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font-size="13pt" style:font-size-asian="13pt" style:font-size-complex="13pt"/>
    </style:style>
    <style:style style:name="T21" style:family="text">
      <style:text-properties fo:font-size="15pt" fo:font-weight="bold" style:font-size-asian="15pt" style:font-weight-asian="bold" style:font-size-complex="15pt" style:font-weight-complex="bold"/>
    </style:style>
    <style:style style:name="T22" style:family="text">
      <style:text-properties fo:font-size="16pt" fo:font-style="italic" style:font-size-asian="16pt" style:font-size-complex="16pt"/>
    </style:style>
    <style:style style:name="T23" style:family="text">
      <style:text-properties fo:font-size="15pt" fo:font-style="italic" style:font-size-asian="15pt" style:font-size-complex="15pt"/>
    </style:style>
    <style:style style:name="T24" style:family="text">
      <style:text-properties fo:font-variant="normal" fo:text-transform="none" fo:color="#1c1c1c" style:text-outline="false" style:text-line-through-style="none" style:text-line-through-type="none" style:font-name="Noto Sans Light" fo:font-size="15pt" fo:font-style="normal" fo:text-shadow="none" style:text-underline-style="none" fo:font-weight="250" style:letter-kerning="true" style:font-size-asian="15pt" style:font-style-asian="normal" style:font-weight-asian="250" style:font-size-complex="15pt" style:font-style-complex="normal" style:font-weight-complex="250" style:text-emphasize="none" style:font-relief="none" style:text-overline-style="none" style:text-overline-color="font-color"/>
    </style:style>
    <style:style style:name="T25" style:family="text">
      <style:text-properties fo:font-size="5.40000009536743pt" style:font-size-asian="5.40000009536743pt" style:font-size-complex="5.40000009536743pt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style:font-name="Noto Sans SemiBold6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1.875cm" svg:x="1cm" svg:y="6.937cm" presentation:class="title">
          <draw:text-box>
            <text:p>Compilation, Linking, Loading</text:p>
          </draw:text-box>
        </draw:frame>
        <draw:frame presentation:style-name="pr2" draw:text-style-name="P2" draw:layer="layout" svg:width="25.5cm" svg:height="5.25cm" svg:x="1.5cm" svg:y="9.75cm" presentation:class="subtitle">
          <draw:text-box>
            <text:p><text:span text:style-name="T1">Abhijit A M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875cm" svg:x="1cm" svg:y="1.35cm" presentation:class="title" presentation:user-transformed="true">
          <draw:text-box>
            <text:p>Review of last few lectures</text:p>
          </draw:text-box>
        </draw:frame>
        <draw:frame presentation:style-name="pr5" draw:text-style-name="P1" draw:layer="layout" svg:width="25.5cm" svg:height="9.75cm" svg:x="1cm" svg:y="4.125cm" presentation:class="outline">
          <draw:text-box>
            <text:list text:style-name="L3">
              <text:list-header>
                <text:p>Boot sequence: BIOS, boot-loader, kernel</text:p>
              </text:list-header>
              <text:list-item>
                <text:p>Boot sequence: Process world</text:p>
                <text:list>
                  <text:list-item>
                    <text:p>kernel-&gt;init -&gt; many forks+execs() -&gt; .... </text:p>
                  </text:list-item>
                </text:list>
              </text:list-item>
              <text:list-item>
                <text:p>Hardware interrupts, system calls, exceptions</text:p>
              </text:list-item>
              <text:list-item>
                <text:p>Event driven kernel</text:p>
              </text:list-item>
              <text:list-item>
                <text:p>System calls</text:p>
                <text:list>
                  <text:list-item>
                    <text:p>Fork, exec, ... open, read, ..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875cm" svg:x="1cm" svg:y="1.35cm" presentation:class="title" presentation:user-transformed="true">
          <draw:text-box>
            <text:p>What are compiler, assembler, linker and loader, and C library</text:p>
          </draw:text-box>
        </draw:frame>
        <draw:frame presentation:style-name="pr5" draw:text-style-name="P1" draw:layer="layout" svg:width="25.5cm" svg:height="9.75cm" svg:x="1cm" svg:y="4.125cm" presentation:class="outline">
          <draw:text-box>
            <text:list text:style-name="L3">
              <text:list-header>
                <text:p xml:id="id1" text:id="id1">System Programs/Utilities</text:p>
              </text:list-header>
              <text:list-item>
                <text:p>Most essential to make a kernel really usable </text:p>
                <text:p/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875cm" svg:x="1cm" svg:y="1.35cm" presentation:class="title" presentation:user-transformed="true">
          <draw:text-box>
            <text:p>Standard C Library</text:p>
          </draw:text-box>
        </draw:frame>
        <draw:frame presentation:style-name="pr5" draw:text-style-name="P1" draw:layer="layout" svg:width="25.5cm" svg:height="9.75cm" svg:x="1cm" svg:y="4.125cm" presentation:class="outline" presentation:user-transformed="true">
          <draw:text-box>
            <text:list text:style-name="L3">
              <text:list-header>
                <text:p xml:id="id2" text:id="id2">A collection of some of the most frequently needed functions for C programs</text:p>
                <text:list>
                  <text:list-item>
                    <text:p xml:id="id3" text:id="id3">scanf, printf, getchar, system-call wrappers (open, read, fork, exec, etc.), ... </text:p>
                  </text:list-item>
                </text:list>
              </text:list-header>
              <text:list-item>
                <text:p xml:id="id4" text:id="id4">An machine/object code file containing the machine code of all these functions</text:p>
                <text:list>
                  <text:list-item>
                    <text:p xml:id="id5" text:id="id5">Not a source code! Neither a header file. More later. <text:s/></text:p>
                  </text:list-item>
                </text:list>
              </text:list-item>
              <text:list-item>
                <text:p xml:id="id6" text:id="id6">Where is the C library on your computer? </text:p>
                <text:list>
                  <text:list-item>
                    <text:p xml:id="id7" text:id="id7">/usr/lib/x86_64-linux-gnu/libc-2.31.so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875cm" svg:x="1cm" svg:y="1.35cm" presentation:class="title" presentation:user-transformed="true">
          <draw:text-box>
            <text:p>Compiler</text:p>
          </draw:text-box>
        </draw:frame>
        <draw:frame presentation:style-name="pr5" draw:text-style-name="P1" draw:layer="layout" svg:width="25.5cm" svg:height="9.75cm" svg:x="1cm" svg:y="4.125cm" presentation:class="outline" presentation:user-transformed="true">
          <draw:text-box>
            <text:list text:style-name="L3">
              <text:list-header>
                <text:p>application program, which converts one (programming) language to another</text:p>
                <text:list>
                  <text:list-item>
                    <text:p>Most typically compilers convert a high level language like C, C++, etc. to Machine code language</text:p>
                  </text:list-item>
                </text:list>
              </text:list-header>
              <text:list-item>
                <text:p>E.g. GCC <text:s/>/usr/bin/gcc </text:p>
                <text:list>
                  <text:list-item>
                    <text:p>Usage: e.g. <text:s text:c="2"/></text:p>
                  </text:list-item>
                  <text:list-item>
                    <text:p>$ gcc main.c -o main </text:p>
                  </text:list-item>
                  <text:list-item>
                    <text:p>Here main.c is the C code, and "main" is the object/machine code file generated </text:p>
                  </text:list-item>
                </text:list>
              </text:list-item>
              <text:list-item>
                <text:p>Input is a file and output is also a file. </text:p>
              </text:list-item>
              <text:list-item>
                <text:p>Other examples: g++ (for C++), javac (for java) </text:p>
              </text:list-item>
            </text:list>
          </draw:text-box>
        </draw:frame>
        <draw:custom-shape draw:style-name="gr2" draw:text-style-name="P5" draw:layer="layout" svg:width="5cm" svg:height="1.2cm" svg:x="17.8cm" svg:y="8cm">
          <text:p text:style-name="P5">gcc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5.2cm" svg:y1="8.7cm" svg:x2="17.8cm" svg:y2="8.7cm">
          <text:p/>
        </draw:line>
        <draw:line draw:style-name="gr3" draw:text-style-name="P6" draw:layer="layout" svg:x1="22.8cm" svg:y1="8.6cm" svg:x2="25.4cm" svg:y2="8.6cm">
          <text:p/>
        </draw:line>
        <draw:frame draw:style-name="gr4" draw:text-style-name="P7" draw:layer="layout" svg:width="2.369cm" svg:height="0.962cm" svg:x="15.2cm" svg:y="8cm">
          <draw:text-box>
            <text:p>main.c</text:p>
          </draw:text-box>
        </draw:frame>
        <draw:frame draw:style-name="gr5" draw:text-style-name="P8" draw:layer="layout" svg:width="2.369cm" svg:height="0.963cm" svg:x="22.831cm" svg:y="7.8cm">
          <draw:text-box>
            <text:p>main</text:p>
          </draw:text-box>
        </draw:frame>
        <draw:frame draw:style-name="gr6" draw:text-style-name="P9" draw:layer="layout" svg:width="3.4cm" svg:height="1.453cm" svg:x="23cm" svg:y="9cm">
          <draw:text-box>
            <text:p><text:span text:style-name="T2">Machine code file</text:span></text:p>
          </draw:text-box>
        </draw:frame>
        <draw:frame draw:style-name="gr6" draw:text-style-name="P9" draw:layer="layout" svg:width="3.4cm" svg:height="1.453cm" svg:x="14.4cm" svg:y="9cm">
          <draw:text-box>
            <text:p><text:span text:style-name="T2">Source code fi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875cm" svg:x="1cm" svg:y="1.35cm" presentation:class="title" presentation:user-transformed="true">
          <draw:text-box>
            <text:p>Assembler</text:p>
          </draw:text-box>
        </draw:frame>
        <draw:frame presentation:style-name="pr5" draw:text-style-name="P1" draw:layer="layout" svg:width="25.5cm" svg:height="9.75cm" svg:x="1cm" svg:y="4.125cm" presentation:class="outline" presentation:user-transformed="true">
          <draw:text-box>
            <text:list text:style-name="L3">
              <text:list-header>
                <text:p>application program, converts assembly code into machine code </text:p>
              </text:list-header>
              <text:list-item>
                <text:p>What is assembly language?</text:p>
                <text:list>
                  <text:list-item>
                    <text:p>Human readable machine code language. </text:p>
                  </text:list-item>
                </text:list>
              </text:list-item>
              <text:list-item>
                <text:p>E.g. x86 assembly <text:s/>code</text:p>
                <text:list>
                  <text:list-item>
                    <text:p>mov 50, r1</text:p>
                  </text:list-item>
                  <text:list-item>
                    <text:p>add 10, r1</text:p>
                  </text:list-item>
                  <text:list-item>
                    <text:p>mov r1, 500</text:p>
                  </text:list-item>
                </text:list>
              </text:list-item>
              <text:list-item>
                <text:p>Usage. eg.. </text:p>
                <text:list>
                  <text:list-item>
                    <text:p>$ as <text:s/>something.s -o something </text:p>
                  </text:list-item>
                </text:list>
              </text:list-item>
            </text:list>
          </draw:text-box>
        </draw:frame>
        <draw:custom-shape draw:style-name="gr2" draw:text-style-name="P5" draw:layer="layout" svg:width="5cm" svg:height="1.2cm" svg:x="17.8cm" svg:y="8.001cm">
          <text:p text:style-name="P5">as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5.2cm" svg:y1="8.701cm" svg:x2="17.8cm" svg:y2="8.701cm">
          <text:p/>
        </draw:line>
        <draw:line draw:style-name="gr3" draw:text-style-name="P6" draw:layer="layout" svg:x1="22.8cm" svg:y1="8.601cm" svg:x2="25.4cm" svg:y2="8.601cm">
          <text:p/>
        </draw:line>
        <draw:frame draw:style-name="gr4" draw:text-style-name="P7" draw:layer="layout" svg:width="2.369cm" svg:height="0.962cm" svg:x="15.2cm" svg:y="8.001cm">
          <draw:text-box>
            <text:p>main.s</text:p>
          </draw:text-box>
        </draw:frame>
        <draw:frame draw:style-name="gr5" draw:text-style-name="P8" draw:layer="layout" svg:width="2.369cm" svg:height="0.963cm" svg:x="22.831cm" svg:y="7.801cm">
          <draw:text-box>
            <text:p>main</text:p>
          </draw:text-box>
        </draw:frame>
        <draw:frame draw:style-name="gr6" draw:text-style-name="P9" draw:layer="layout" svg:width="3.4cm" svg:height="1.453cm" svg:x="23cm" svg:y="9.001cm">
          <draw:text-box>
            <text:p><text:span text:style-name="T2">Machine code file</text:span></text:p>
          </draw:text-box>
        </draw:frame>
        <draw:frame draw:style-name="gr6" draw:text-style-name="P9" draw:layer="layout" svg:width="3.4cm" svg:height="1.453cm" svg:x="14.4cm" svg:y="9.001cm">
          <draw:text-box>
            <text:p><text:span text:style-name="T2">assembly code fi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9">
        <office:forms form:automatic-focus="false" form:apply-design-mode="false"/>
        <draw:custom-shape draw:style-name="gr7" draw:text-style-name="P10" draw:layer="layout" svg:width="22.4cm" svg:height="10.5cm" svg:x="2.8cm" svg:y="2.85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1" draw:layer="layout" svg:width="25.199cm" svg:height="2.63cm" svg:x="1.4cm" svg:y="0.627cm" presentation:class="title">
          <draw:text-box>
            <text:p><text:span text:style-name="T3">Compilation Process</text:span></text:p>
          </draw:text-box>
        </draw:frame>
        <draw:custom-shape draw:style-name="gr8" draw:text-style-name="P12" draw:layer="layout" svg:width="4.6cm" svg:height="2.25cm" svg:x="3.7cm" svg:y="4.05cm">
          <text:p text:style-name="P12"><text:span text:style-name="T4">preprocessor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4.6cm" svg:height="3.9cm" svg:x="3.7cm" svg:y="6.3cm">
          <text:p text:style-name="P12"><text:span text:style-name="T4">Handles all # directives in the input C code 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.6cm" svg:height="2.25cm" svg:x="11.6cm" svg:y="4.05cm">
          <text:p text:style-name="P12"><text:span text:style-name="T4">compiler + assembl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4.6cm" svg:height="6.15cm" svg:x="11.6cm" svg:y="6.3cm">
          <text:p text:style-name="P12"><text:span text:style-name="T4">Checks syntax errors, grammatical errors, missing declarations,e tc. And converts the input code to machine code </text:span></text:p>
          <text:p text:style-name="P12"><text:span text:style-name="T4"/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.6cm" svg:height="2.25cm" svg:x="19.2cm" svg:y="4.05cm">
          <text:p text:style-name="P12"><text:span text:style-name="T4">linking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4.6cm" svg:height="3.9cm" svg:x="19.2cm" svg:y="6.3cm">
          <text:p text:style-name="P12"><text:span text:style-name="T4">Combines machine code of input file(S) and library files </text:span></text:p>
          <draw:enhanced-geometry svg:viewBox="0 0 21600 21600" draw:type="rectangle" draw:enhanced-path="M 0 0 L 21600 0 21600 21600 0 21600 0 0 Z N"/>
        </draw:custom-shape>
        <draw:line draw:style-name="gr11" draw:text-style-name="P14" draw:layer="layout" svg:x1="1.4cm" svg:y1="7.35cm" svg:x2="3.7cm" svg:y2="7.35cm">
          <text:p/>
        </draw:line>
        <draw:line draw:style-name="gr11" draw:text-style-name="P14" draw:layer="layout" svg:x1="8.45cm" svg:y1="7.463cm" svg:x2="11.6cm" svg:y2="7.5cm">
          <text:p/>
        </draw:line>
        <draw:line draw:style-name="gr11" draw:text-style-name="P14" draw:layer="layout" svg:x1="16.375cm" svg:y1="7.44cm" svg:x2="19.2cm" svg:y2="7.44cm">
          <text:p/>
        </draw:line>
        <draw:line draw:style-name="gr11" draw:text-style-name="P14" draw:layer="layout" svg:x1="23.8cm" svg:y1="7.2cm" svg:x2="26.95cm" svg:y2="7.237cm">
          <text:p/>
        </draw:line>
        <draw:frame draw:style-name="gr12" draw:text-style-name="P15" draw:layer="layout" svg:width="2.4cm" svg:height="1.604cm" svg:x="0.4cm" svg:y="6.15cm">
          <draw:text-box>
            <text:p><text:span text:style-name="T5">try.c</text:span></text:p>
          </draw:text-box>
        </draw:frame>
        <draw:frame draw:style-name="gr13" draw:text-style-name="P15" draw:layer="layout" svg:width="3cm" svg:height="2.139cm" svg:x="8.6cm" svg:y="5.7cm">
          <draw:text-box>
            <text:p><text:span text:style-name="T5">C <text:s/>Code </text:span></text:p>
          </draw:text-box>
        </draw:frame>
        <draw:frame draw:style-name="gr14" draw:text-style-name="P15" draw:layer="layout" svg:width="3cm" svg:height="3.083cm" svg:x="16.3cm" svg:y="4.4cm">
          <draw:text-box>
            <text:p><text:span text:style-name="T5">m/c Code </text:span></text:p>
            <text:p><text:span text:style-name="T6">try.o</text:span></text:p>
          </draw:text-box>
        </draw:frame>
        <draw:frame draw:style-name="gr15" draw:text-style-name="P15" draw:layer="layout" svg:width="3.4cm" svg:height="3.762cm" svg:x="24cm" svg:y="5.05cm">
          <draw:text-box>
            <text:p><text:span text:style-name="T7">Exectable</text:span></text:p>
            <text:p><text:span text:style-name="T7">m/c Code </text:span></text:p>
            <text:p><text:span text:style-name="T8">try</text:span></text:p>
          </draw:text-box>
        </draw:frame>
        <draw:frame draw:style-name="gr16" draw:text-style-name="P17" draw:layer="layout" svg:width="8.2cm" svg:height="1.352cm" svg:x="9.8cm" svg:y="13.35cm">
          <draw:text-box>
            <text:p text:style-name="P16"><text:span text:style-name="T9">gc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9">
        <office:forms form:automatic-focus="false" form:apply-design-mode="false"/>
        <draw:frame presentation:style-name="pr9" draw:text-style-name="P1" draw:layer="layout" svg:width="25.199cm" svg:height="2.629cm" svg:x="1.4cm" svg:y="0.628cm" presentation:class="title">
          <draw:text-box>
            <text:p>Example</text:p>
          </draw:text-box>
        </draw:frame>
        <draw:frame draw:style-name="gr17" draw:text-style-name="P7" draw:layer="layout" svg:width="8.4cm" svg:height="9.494cm" svg:x="0.6cm" svg:y="3.2cm">
          <draw:text-box>
            <text:p><text:span text:style-name="T10">try.c</text:span></text:p>
            <text:p>#include &lt;stdio.h&gt;</text:p>
            <text:p>#define MAX 30</text:p>
            <text:p>int f(int, int);</text:p>
            <text:p>int main() {</text:p>
            <text:p><text:tab/>int i, j, k;</text:p>
            <text:p><text:tab/>scanf("%d%d", &amp;i, &amp;j);</text:p>
            <text:p><text:tab/>k = f(i, j) + MAX;</text:p>
            <text:p><text:tab/>printf("%d\n", k);</text:p>
            <text:p><text:tab/>return 0;<text:tab/></text:p>
            <text:p>}</text:p>
            <text:p/>
          </draw:text-box>
        </draw:frame>
        <draw:frame draw:style-name="gr18" draw:text-style-name="P7" draw:layer="layout" svg:width="9.4cm" svg:height="5.228cm" svg:x="8.8cm" svg:y="3.257cm">
          <draw:text-box>
            <text:p><text:span text:style-name="T10">f.c</text:span></text:p>
            <text:p>int g(int);</text:p>
            <text:p text:style-name="P19">#define ADD(a, b) (a + b)</text:p>
            <text:p>int f(int m, int n) {</text:p>
            <text:p><text:tab/>return ADD(m,n) + g(10);</text:p>
            <text:p>}</text:p>
          </draw:text-box>
        </draw:frame>
        <draw:frame draw:style-name="gr19" draw:text-style-name="P7" draw:layer="layout" svg:width="8.4cm" svg:height="4.143cm" svg:x="19cm" svg:y="3.257cm">
          <draw:text-box>
            <text:p><text:span text:style-name="T10">g.c</text:span></text:p>
            <text:p>int g(int x) {</text:p>
            <text:p><text:tab/>return x + 10;</text:p>
            <text:p>}</text:p>
            <text:p/>
          </draw:text-box>
        </draw:frame>
        <draw:frame draw:style-name="gr20" draw:text-style-name="P7" draw:layer="layout" svg:width="17.2cm" svg:height="6.65cm" svg:x="9.4cm" svg:y="8.3cm">
          <draw:text-box>
            <text:p>Try these commands, observe the output/errors/warnings, and try to understand what is happening</text:p>
            <text:p>$ gcc try.c</text:p>
            <text:p>$ gcc -c try.c </text:p>
            <text:p>$ gcc -c f.c </text:p>
            <text:p>$ gcc -c g.c</text:p>
            <text:p>$ gcc try.o f.o g.o -o try </text:p>
            <text:p>$ gcc -E try.c </text:p>
            <text:p>$ gcc -E f.c 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Alizarin" presentation:presentation-page-layout-name="AL2T1">
        <office:forms form:automatic-focus="false" form:apply-design-mode="false"/>
        <draw:frame presentation:style-name="pr10" draw:text-style-name="P1" draw:layer="layout" svg:width="26cm" svg:height="2.5cm" svg:x="1cm" svg:y="1cm" presentation:class="title">
          <draw:text-box>
            <text:p>More about the steps</text:p>
          </draw:text-box>
        </draw:frame>
        <draw:frame presentation:style-name="pr11" draw:text-style-name="P1" draw:layer="layout" svg:width="26.6cm" svg:height="13cm" svg:x="1cm" svg:y="4.4cm" presentation:class="outline" presentation:user-transformed="true">
          <draw:text-box>
            <text:list text:style-name="L3">
              <text:list-item>
                <text:p xml:id="id8" text:id="id8"><text:span text:style-name="T11">Pre-processor</text:span></text:p>
                <text:list>
                  <text:list-item>
                    <text:p><text:span text:style-name="T12">#define ABC <text:s/>XYZ </text:span></text:p>
                    <text:list>
                      <text:list-item>
                        <text:p><text:span text:style-name="T13">cut ABC and paste XYZ</text:span></text:p>
                      </text:list-item>
                    </text:list>
                  </text:list-item>
                  <text:list-item>
                    <text:p><text:span text:style-name="T12"># include &lt;stdio.h&gt; </text:span></text:p>
                    <text:list>
                      <text:list-item>
                        <text:p><text:span text:style-name="T13">copy-paste the file stdio.h</text:span></text:p>
                      </text:list-item>
                      <text:list-item>
                        <text:p><text:span text:style-name="T13">There is no CODE in stdio.h, only typedefs, #includes, #define, #ifdef, etc. 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Linking</text:span></text:p>
                <text:list>
                  <text:list-item>
                    <text:p><text:span text:style-name="T12">Normally links with the standard C-library by default</text:span></text:p>
                  </text:list-item>
                  <text:list-item>
                    <text:p><text:span text:style-name="T12">To link with other libraries, use the -l option of gcc </text:span></text:p>
                    <text:list>
                      <text:list-item>
                        <text:p><text:span text:style-name="T14">cc main.c -lm -lncurses -o main <text:s/># links with libm.so and libncurses.so 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Alizarin" presentation:presentation-page-layout-name="AL2T1">
        <office:forms form:automatic-focus="false" form:apply-design-mode="false"/>
        <draw:frame presentation:style-name="pr10" draw:text-style-name="P1" draw:layer="layout" svg:width="26cm" svg:height="2.5cm" svg:x="1cm" svg:y="1cm" presentation:class="title">
          <draw:text-box>
            <text:p>Using gcc itself to understand the process</text:p>
          </draw:text-box>
        </draw:frame>
        <draw:frame presentation:style-name="pr11" draw:text-style-name="P1" draw:layer="layout" svg:width="25.5cm" svg:height="13cm" svg:x="1cm" svg:y="4.4cm" presentation:class="outline" presentation:user-transformed="true">
          <draw:text-box>
            <text:list text:style-name="L3">
              <text:list-item>
                <text:p xml:id="id9" text:id="id9"><text:span text:style-name="T12">Run only the preprocessor</text:span></text:p>
                <text:list>
                  <text:list-item>
                    <text:p xml:id="id10" text:id="id10"><text:span text:style-name="T15">cc -E test.c</text:span></text:p>
                  </text:list-item>
                  <text:list-item>
                    <text:p xml:id="id11" text:id="id11"><text:span text:style-name="T16">Shows the output on the screen</text:span></text:p>
                  </text:list-item>
                </text:list>
              </text:list-item>
              <text:list-item>
                <text:p xml:id="id12" text:id="id12"><text:span text:style-name="T12">Run only till compilation (no linking)</text:span></text:p>
                <text:list>
                  <text:list-item>
                    <text:p xml:id="id13" text:id="id13"><text:span text:style-name="T15">cc -c test.c </text:span></text:p>
                  </text:list-item>
                  <text:list-item>
                    <text:p xml:id="id14" text:id="id14"><text:span text:style-name="T16">Generates the “test.o” file , runs compilation + assembler</text:span></text:p>
                  </text:list-item>
                  <text:list-item>
                    <text:p xml:id="id15" text:id="id15"><text:span text:style-name="T17">gcc -S main.c </text:span></text:p>
                  </text:list-item>
                  <text:list-item>
                    <text:p xml:id="id16" text:id="id16"><text:span text:style-name="T18">One step before machine code generation, stops at assembly code</text:span></text:p>
                  </text:list-item>
                </text:list>
              </text:list-item>
              <text:list-item>
                <text:p xml:id="id17" text:id="id17"><text:span text:style-name="T12">Combine multiple .o files (only linking part)</text:span></text:p>
                <text:list>
                  <text:list-header>
                    <text:p xml:id="id18" text:id="id18"><text:span text:style-name="T15">cc test.o main.o try.o -o something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Alizarin" presentation:presentation-page-layout-name="AL2T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list text:style-name="L3">
              <text:list-item>
                <text:p text:style-name="P21">Linking process </text:p>
              </text:list-item>
            </text:list>
          </draw:text-box>
        </draw:frame>
        <draw:frame presentation:style-name="pr5" draw:text-style-name="P1" draw:layer="layout" svg:width="25.5cm" svg:height="13cm" svg:x="1cm" svg:y="4cm" presentation:class="outline" presentation:user-transformed="true">
          <draw:text-box>
            <text:list text:style-name="L3">
              <text:list-item>
                <text:p xml:id="id19" text:id="id19"><text:span text:style-name="T19">Linker is an application program</text:span></text:p>
                <text:list>
                  <text:list-item>
                    <text:p xml:id="id20" text:id="id20"><text:span text:style-name="T20">On linux, it's the "ld" program</text:span></text:p>
                  </text:list-item>
                  <text:list-item>
                    <text:p xml:id="id21" text:id="id21"><text:span text:style-name="T20">E.g. you can run commands like $ ld a.o b.o -o c.o </text:span></text:p>
                  </text:list-item>
                  <text:list-item>
                    <text:p xml:id="id22" text:id="id22"><text:span text:style-name="T20">Normally you have to specify some options to ld to get a proper executable file. </text:span></text:p>
                  </text:list-item>
                </text:list>
              </text:list-item>
              <text:list-item>
                <text:p xml:id="id23" text:id="id23"><text:span text:style-name="T19">When you run gcc </text:span></text:p>
                <text:list>
                  <text:list-item>
                    <text:p xml:id="id24" text:id="id24"><text:span text:style-name="T20">$ cc main.o f.o g.o -o try</text:span></text:p>
                  </text:list-item>
                  <text:list-item>
                    <text:p xml:id="id25" text:id="id25"><text:span text:style-name="T20">the CC will internally invoke "ld" . ld does the job of linking</text:span></text:p>
                  </text:list-item>
                </text:list>
              </text:list-item>
              <text:list-item>
                <text:p xml:id="id26" text:id="id26"><text:span text:style-name="T20">The resultatnt file "try" here, will contain the codes of all the functions and linkages also. </text:span></text:p>
              </text:list-item>
              <text:list-item>
                <text:p xml:id="id27" text:id="id27"><text:span text:style-name="T21">What is linking? </text:span></text:p>
                <text:list>
                  <text:list-item>
                    <text:p xml:id="id28" text:id="id28"><text:span text:style-name="T20">"connecting" the call of a function with the code of the function. </text:span></text:p>
                  </text:list-item>
                </text:list>
              </text:list-item>
              <text:list-item>
                <text:p xml:id="id29" text:id="id29"><text:span text:style-name="T19">What happens with the code of printf()? </text:span></text:p>
                <text:list>
                  <text:list-item>
                    <text:p xml:id="id30" text:id="id30"><text:span text:style-name="T20">The linker or CC will automatically pick up code from the libc.so.6 file for the functions.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Alizarin" presentation:presentation-page-layout-name="AL2T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Executable file format</text:p>
          </draw:text-box>
        </draw:frame>
        <draw:frame presentation:style-name="pr5" draw:text-style-name="P1" draw:layer="layout" svg:width="25.5cm" svg:height="13cm" svg:x="0.6cm" svg:y="4.2cm" presentation:class="outline" presentation:user-transformed="true">
          <draw:text-box>
            <text:list text:style-name="L3">
              <text:list-item>
                <text:p xml:id="id31" text:id="id31"><text:span text:style-name="T12">An executable file needs to execute in an environment created by OS and on a particular processor</text:span></text:p>
                <text:list>
                  <text:list-item>
                    <text:p xml:id="id32" text:id="id32"><text:span text:style-name="T15">Contains machine code + other information for OS </text:span></text:p>
                  </text:list-item>
                  <text:list-item>
                    <text:p xml:id="id33" text:id="id33" text:style-name="P22"><text:span text:style-name="T15">Need for a structured-way of storing machine code in it</text:span></text:p>
                  </text:list-item>
                </text:list>
              </text:list-item>
              <text:list-item>
                <text:p xml:id="id34" text:id="id34"><text:span text:style-name="T12">Different OS demand different formats </text:span></text:p>
                <text:list>
                  <text:list-item>
                    <text:p xml:id="id35" text:id="id35"><text:span text:style-name="T15">Windows: PE, Linux: ELF, <text:s/>Old Unixes: a.out, etc. </text:span></text:p>
                  </text:list-item>
                </text:list>
              </text:list-item>
              <text:list-item>
                <text:p xml:id="id36" text:id="id36"><text:span text:style-name="T12">ELF : </text:span><text:span text:style-name="T15">The format on Linux. <text:s/></text:span></text:p>
              </text:list-item>
              <text:list-item>
                <text:p xml:id="id37" text:id="id37"><text:span text:style-name="T15">Try this <text:s/></text:span></text:p>
                <text:list>
                  <text:list-item>
                    <text:p xml:id="id38" text:id="id38"><text:span text:style-name="T15">$ file /</text:span><text:span text:style-name="T22">bin/l</text:span><text:span text:style-name="T15">s <text:s text:c="2"/></text:span></text:p>
                  </text:list-item>
                  <text:list-item>
                    <text:p xml:id="id39" text:id="id39"><text:span text:style-name="T15">$ file <text:s/>/usr/lib/x86_64-linux-gnu/libc-2.31.so </text:span></text:p>
                  </text:list-item>
                  <text:list-item>
                    <text:p xml:id="id40" text:id="id40"><text:span text:style-name="T15">$ file a.out # on any a.out created by you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Alizarin" presentation:presentation-page-layout-name="AL2T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Exec() and ELF</text:p>
          </draw:text-box>
        </draw:frame>
        <draw:frame presentation:style-name="pr5" draw:text-style-name="P1" draw:layer="layout" svg:width="25.5cm" svg:height="13cm" svg:x="0.6cm" svg:y="4.2cm" presentation:class="outline" presentation:user-transformed="true">
          <draw:text-box>
            <text:list text:style-name="L3">
              <text:list-item>
                <text:p xml:id="id41" text:id="id41"><text:span text:style-name="T19">When you run a program</text:span></text:p>
                <text:list>
                  <text:list-item>
                    <text:p xml:id="id42" text:id="id42"><text:span text:style-name="T19">$ ./try </text:span></text:p>
                  </text:list-item>
                  <text:list-item>
                    <text:p xml:id="id43" text:id="id43"><text:span text:style-name="T19">Essentially there willl be a fork() and exec("./try", ...")</text:span></text:p>
                  </text:list-item>
                  <text:list-item>
                    <text:p xml:id="id44" text:id="id44"><text:span text:style-name="T19">So the kernel has to read the file "./try" and understand it.</text:span></text:p>
                  </text:list-item>
                  <text:list-item>
                    <text:p xml:id="id45" text:id="id45"><text:span text:style-name="T19">So each kernel will demand it's own object code file format. </text:span></text:p>
                  </text:list-item>
                  <text:list-item>
                    <text:p xml:id="id46" text:id="id46"><text:span text:style-name="T19">Hence ELF, EXE, etc. Formats </text:span></text:p>
                  </text:list-item>
                </text:list>
              </text:list-item>
              <text:list-item>
                <text:p xml:id="id47" text:id="id47"><text:span text:style-name="T19">ELF is used not only for executable (complete machine code) programs, but also for partially compiled files e.g. main.o and library files like libc.so.6</text:span></text:p>
              </text:list-item>
              <text:list-item>
                <text:p xml:id="id48" text:id="id48"><text:span text:style-name="T19">What is a.out? </text:span></text:p>
                <text:list>
                  <text:list-item>
                    <text:p xml:id="id49" text:id="id49"><text:span text:style-name="T19">"a.out" was the name of a format used on earleir Unixes. </text:span></text:p>
                  </text:list-item>
                  <text:list-item>
                    <text:p xml:id="id50" text:id="id50"><text:span text:style-name="T19">It so happened that the early compiler writers, also created executable with default name 'a.out'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Alizarin" presentation:presentation-page-layout-name="AL4T3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Utilities to play with object code files</text:p>
          </draw:text-box>
        </draw:frame>
        <draw:frame presentation:style-name="pr5" draw:text-style-name="P1" draw:layer="layout" svg:width="12.443cm" svg:height="13cm" svg:x="1cm" svg:y="4.2cm" presentation:class="outline" presentation:user-transformed="true">
          <draw:text-box>
            <text:list text:style-name="L3">
              <text:list-item>
                <text:p xml:id="id51" text:id="id51"><text:span text:style-name="T19">objdump</text:span></text:p>
                <text:list>
                  <text:list-item>
                    <text:p xml:id="id52" text:id="id52"><text:span text:style-name="T19">$ objdump -D -x /bin/ls</text:span></text:p>
                  </text:list-item>
                  <text:list-item>
                    <text:p xml:id="id53" text:id="id53"><text:span text:style-name="T19">Shows all disassembled machine instructions and “headers” </text:span></text:p>
                  </text:list-item>
                </text:list>
              </text:list-item>
              <text:list-item>
                <text:p xml:id="id54" text:id="id54"><text:span text:style-name="T19">hexdump</text:span></text:p>
                <text:list>
                  <text:list-item>
                    <text:p xml:id="id55" text:id="id55"><text:span text:style-name="T19">$ hexdump /</text:span><text:span text:style-name="T23">bin/</text:span><text:span text:style-name="T19">ls</text:span></text:p>
                  </text:list-item>
                  <text:list-item>
                    <text:p xml:id="id56" text:id="id56"><text:span text:style-name="T19">Just shows the file in hexadecimal</text:span></text:p>
                  </text:list-item>
                </text:list>
              </text:list-item>
              <text:list-item>
                <text:p xml:id="id57" text:id="id57"><text:span text:style-name="T19">readelf</text:span></text:p>
                <text:list>
                  <text:list-item>
                    <text:p xml:id="id58" text:id="id58"><text:span text:style-name="T19">Alternative to objdump </text:span></text:p>
                  </text:list-item>
                </text:list>
              </text:list-item>
              <text:list-item>
                <text:p><text:span text:style-name="T19"/></text:p>
              </text:list-item>
            </text:list>
          </draw:text-box>
        </draw:frame>
        <draw:frame presentation:style-name="pr5" draw:text-style-name="P1" draw:layer="layout" svg:width="12.443cm" svg:height="13cm" svg:x="14.066cm" svg:y="4.2cm" presentation:class="outline" presentation:user-transformed="true">
          <draw:text-box>
            <text:list text:style-name="L3">
              <text:list-item>
                <text:p xml:id="id59" text:id="id59" text:style-name="P23"><text:span text:style-name="T19">ar</text:span></text:p>
                <text:list>
                  <text:list-item>
                    <text:p xml:id="id60" text:id="id60"><text:span text:style-name="T19">To create a “statically linked” library file</text:span></text:p>
                  </text:list-item>
                  <text:list-item>
                    <text:p xml:id="id61" text:id="id61"><text:span text:style-name="T19">$ ar -crs libmine.a one.o two.o </text:span></text:p>
                  </text:list-item>
                </text:list>
              </text:list-item>
              <text:list-item>
                <text:p xml:id="id62" text:id="id62" text:style-name="P23"><text:span text:style-name="T19">Gcc to create shared library</text:span></text:p>
                <text:list>
                  <text:list-item>
                    <text:p xml:id="id63" text:id="id63"><text:span text:style-name="T19">$ gcc hello.o -shared -o libhello.so</text:span></text:p>
                  </text:list-item>
                </text:list>
              </text:list-item>
              <text:list-item>
                <text:p xml:id="id64" text:id="id64"><text:span text:style-name="T19">To see how gcc invokes as, ld, etc; do this</text:span></text:p>
                <text:list>
                  <text:list-item>
                    <text:p xml:id="id65" text:id="id65" text:style-name="P22"><text:span text:style-name="T24">$ gcc -v <text:s/>hello.c </text:span><text:span text:style-name="T19">-o hello</text:span></text:p>
                  </text:list-item>
                  <text:list-item>
                    <text:p xml:id="id66" text:id="id66" text:style-name="P22"><text:span text:style-name="T25">/* </text:span><text:span text:style-name="T25"><text:a xlink:href="https://stackoverflow.com/questions/1170809/how-to-get-gcc-linker-command" xlink:type="simple">https://stackoverflow.com/questions/1170809/how-to-get-gcc-linker-command</text:a></text:span><text:span text:style-name="T25"><text:s/>*/</text:span></text:p>
                  </text:list-item>
                </text:list>
              </text:list-item>
              <text:list-item>
                <text:p text:style-name="P23"><text:span text:style-name="T1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Alizarin" presentation:presentation-page-layout-name="AL2T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Linker, Loader, Link-Loader</text:p>
          </draw:text-box>
        </draw:frame>
        <draw:frame presentation:style-name="pr5" draw:text-style-name="P1" draw:layer="layout" svg:width="25.5cm" svg:height="9.3cm" svg:x="1cm" svg:y="5.5cm" presentation:class="outline" presentation:user-transformed="true">
          <draw:text-box>
            <text:list text:style-name="L3">
              <text:list-item>
                <text:p>Linker or linkage-editor or link-editor</text:p>
                <text:list>
                  <text:list-item>
                    <text:p>The “ld” program. Does linking.</text:p>
                  </text:list-item>
                </text:list>
              </text:list-item>
              <text:list-item>
                <text:p>Loader</text:p>
                <text:list>
                  <text:list-item>
                    <text:p>The exec(). <text:s/>It loads an executable in the memory. </text:p>
                  </text:list-item>
                </text:list>
              </text:list-item>
              <text:list-item>
                <text:p>Link-Loader</text:p>
                <text:list>
                  <text:list-item>
                    <text:p>Often the linker is called link-loader in literature. Because where were days when the linker and loader’s jobs were quite over-lapp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Alizarin" presentation:presentation-page-layout-name="AL2T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Static, dynamic <text:s/>/ linking, loading</text:p>
          </draw:text-box>
        </draw:frame>
        <draw:frame presentation:style-name="pr5" draw:text-style-name="P1" draw:layer="layout" svg:width="25.5cm" svg:height="9.3cm" svg:x="1cm" svg:y="4.5cm" presentation:class="outline" presentation:user-transformed="true">
          <draw:text-box>
            <text:list text:style-name="L3">
              <text:list-item>
                <text:p xml:id="id67" text:id="id67">Both linking and loading can be</text:p>
                <text:list>
                  <text:list-item>
                    <text:p xml:id="id68" text:id="id68">Static or dynamic</text:p>
                  </text:list-item>
                </text:list>
              </text:list-item>
              <text:list-item>
                <text:p xml:id="id69" text:id="id69">More about this when we learn memory management </text:p>
              </text:list-item>
              <text:list-item>
                <text:p xml:id="id70" text:id="id70">An important fundamental:<text:span text:style-name="T3"> </text:span></text:p>
                <text:list>
                  <text:list-item>
                    <text:p xml:id="id71" text:id="id71"><text:span text:style-name="T26">memory management features of processor, memory management architecture of kernel, executable/object-code file format, output of linker and job of loader, <text:s/>are all interdependent and in-separable. </text:span></text:p>
                  </text:list-item>
                  <text:list-item>
                    <text:p xml:id="id72" text:id="id72"><text:span text:style-name="T26">They all should fit into each other to make a system work</text:span></text:p>
                  </text:list-item>
                  <text:list-item>
                    <text:p xml:id="id73" text:id="id73"><text:span text:style-name="T26">That’s why the phrase “system programs”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Alizarin" presentation:presentation-page-layout-name="AL2T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ross-compiler</text:p>
          </draw:text-box>
        </draw:frame>
        <draw:frame presentation:style-name="pr5" draw:text-style-name="P1" draw:layer="layout" svg:width="25.5cm" svg:height="9.3cm" svg:x="1cm" svg:y="4.5cm" presentation:class="outline" presentation:user-transformed="true">
          <draw:text-box>
            <text:list text:style-name="L3">
              <text:list-item>
                <text:p xml:id="id74" text:id="id74"><text:span text:style-name="T27">Compiler on system-A, but generate object-code file for system-B (target system)</text:span></text:p>
                <text:list>
                  <text:list-item>
                    <text:p xml:id="id75" text:id="id75"><text:span text:style-name="T27">E.g. compile on Ubuntu, but create an EXE for windows</text:span></text:p>
                  </text:list-item>
                </text:list>
              </text:list-item>
              <text:list-item>
                <text:p xml:id="id76" text:id="id76"><text:span text:style-name="T27">Normally used when there is no compiler available on target system</text:span></text:p>
                <text:list>
                  <text:list-item>
                    <text:p xml:id="id77" text:id="id77"><text:span text:style-name="T27">see gcc -m option</text:span></text:p>
                  </text:list-item>
                </text:list>
              </text:list-item>
              <text:list-item>
                <text:p xml:id="id78" text:id="id78"><text:span text:style-name="T27">See </text:span><text:span text:style-name="T27"><text:a xlink:href="https://wiki.osdev.org/GCC_Cross-Compiler" xlink:type="simple">https://wiki.osdev.org/GCC_Cross-Compiler</text:a></text:span><text:span text:style-name="T27"><text:s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SemiBold6" svg:font-family="'Noto Sans SemiBold'" style:font-family-generic="swiss"/>
    <style:font-face style:name="Noto Sans SemiBold5" svg:font-family="'Noto Sans SemiBold'" style:font-adornments="Semibold" style:font-family-generic="swiss"/>
    <style:font-face style:name="Noto Sans SemiBold4" svg:font-family="'Noto Sans SemiBold'" style:font-adornments="細字" style:font-family-generic="swiss"/>
    <style:font-face style:name="Courier New1" svg:font-family="'Courier New'" style:font-family-generic="modern" style:font-pitch="fixed"/>
    <style:font-face style:name="Courier New3" svg:font-family="'Courier New'" style:font-adornments="細字" style:font-family-generic="modern" style:font-pitch="fixed"/>
    <style:font-face style:name="Courier New" svg:font-family="'Courier New'" style:font-family-generic="modern" style:font-pitch="variable"/>
    <style:font-face style:name="Courier New2" svg:font-family="'Courier New'" style:font-adornments="細字" style:font-family-generic="modern" style:font-pitch="variable"/>
    <style:font-face style:name="Liberation Sans1" svg:font-family="'Liberation Sans'" style:font-family-generic="modern" style:font-pitch="variable"/>
    <style:font-face style:name="Noto Sans Light3" svg:font-family="'Noto Sans Light'" style:font-adornments="細字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lack2" svg:font-family="'Noto Sans Black'" style:font-family-generic="roman" style:font-pitch="variable"/>
    <style:font-face style:name="Noto Sans Black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2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2" svg:font-family="'Noto Sans SemiBold'" style:font-adornments="Semibold" style:font-family-generic="roman" style:font-pitch="variable"/>
    <style:font-face style:name="Noto Sans Black1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1" svg:font-family="'Noto Sans Regular'" style:font-adornments="標準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Noto Sans SemiBold3" svg:font-family="'Noto Sans SemiBold'" style:font-adornments="細字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1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1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1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style-name="標準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Noto Sans Light" fo:font-family="'Noto Sans Light'" style:font-style-name="細字" style:font-family-generic="swiss" style:font-pitch="variable" fo:font-size="16.5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1" fo:font-family="'Noto Sans Black'" style:font-style-name="黒" style:font-family-generic="swiss" style:font-pitch="variable" fo:font-size="24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2.375cm" fo:min-width="26.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5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6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e74c3c"/>
      <style:paragraph-properties fo:text-align="end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text-align="end" style:writing-mode="lr-tb"/>
    </style:style>
    <style:style style:name="MP12" style:family="paragraph">
      <style:paragraph-properties style:writing-mode="lr-tb"/>
    </style:style>
    <style:style style:name="MP13" style:family="paragraph">
      <style:paragraph-properties fo:text-align="center" style:writing-mode="lr-tb"/>
    </style:style>
    <style:style style:name="MP14" style:family="paragraph">
      <loext:graphic-properties draw:fill="none"/>
      <style:paragraph-properties fo:text-align="center" style:writing-mode="lr-tb"/>
    </style:style>
    <style:style style:name="MP15" style:family="paragraph">
      <loext:graphic-properties draw:fill="solid" draw:fill-color="#e74c3c"/>
      <style:paragraph-properties fo:text-align="center" style:writing-mode="lr-tb"/>
    </style:style>
    <style:style style:name="MP16" style:family="paragraph">
      <style:paragraph-properties fo:text-align="start" style:writing-mode="lr-tb"/>
    </style:style>
    <style:style style:name="MP17" style:family="paragraph">
      <loext:graphic-properties draw:fill="none"/>
      <style:paragraph-properties fo:text-align="start" style:writing-mode="lr-tb"/>
    </style:style>
    <style:style style:name="MP18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8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9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10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2" draw:layer="backgroundobjects" svg:width="6.5cm" svg:height="1.449cm" svg:x="21cm" svg:y="19cm" presentation:class="date-time">
        <draw:text-box>
          <text:p text:style-name="MP11"><presentation:date-time/></text:p>
        </draw:text-box>
      </draw:frame>
      <draw:frame presentation:style-name="Mpr9" draw:text-style-name="MP14" draw:layer="backgroundobjects" svg:width="9cm" svg:height="1.5cm" svg:x="3cm" svg:y="19cm" presentation:class="footer">
        <draw:text-box>
          <text:p text:style-name="MP13"><presentation:footer/></text:p>
        </draw:text-box>
      </draw:frame>
      <draw:frame presentation:style-name="Mpr10" draw:text-style-name="MP15" draw:layer="backgroundobjects" svg:width="1.5cm" svg:height="1.5cm" svg:x="0.5cm" svg:y="19cm" presentation:class="page-number">
        <draw:text-box>
          <text:p text:style-name="MP13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2">
      <draw:custom-shape draw:style-name="Mgr3" draw:text-style-name="MP7" draw:layer="backgroundobjects" svg:width="27cm" svg:height="2.625cm" svg:x="0cm" svg:y="6.562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1.875cm" svg:x="1cm" svg:y="6.937cm" presentation:class="title" presentation:placeholder="true">
        <draw:text-box/>
      </draw:frame>
      <draw:frame presentation:style-name="Alizarin0-outline1" draw:layer="backgroundobjects" svg:width="25.5cm" svg:height="5.25cm" svg:x="1.5cm" svg:y="9.75cm" presentation:class="outline" presentation:placeholder="true">
        <draw:text-box/>
      </draw:frame>
      <draw:frame presentation:style-name="Mpr13" draw:text-style-name="MP17" draw:layer="backgroundobjects" svg:width="6.5cm" svg:height="1.125cm" svg:x="21cm" svg:y="14.25cm" presentation:class="date-time">
        <draw:text-box>
          <text:p text:style-name="MP16"><presentation:date-time/></text:p>
        </draw:text-box>
      </draw:frame>
      <draw:frame presentation:style-name="Mpr14" draw:text-style-name="MP14" draw:layer="backgroundobjects" svg:width="9cm" svg:height="1.125cm" svg:x="3cm" svg:y="14.25cm" presentation:class="footer">
        <draw:text-box>
          <text:p text:style-name="MP13"><presentation:footer/></text:p>
        </draw:text-box>
      </draw:frame>
      <draw:frame presentation:style-name="Mpr15" draw:text-style-name="MP18" draw:layer="backgroundobjects" svg:width="1.5cm" svg:height="1.125cm" svg:x="0.5cm" svg:y="14.25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1T14:14:51.741700588</meta:creation-date>
    <dc:date>2022-01-13T09:03:29.533173363</dc:date>
    <meta:editing-duration>PT4H46M50S</meta:editing-duration>
    <meta:editing-cycles>87</meta:editing-cycles>
    <meta:generator>LibreOffice/6.4.7.2$Linux_X86_64 LibreOffice_project/40$Build-2</meta:generator>
    <meta:document-statistic meta:object-count="149"/>
  </office:meta>
</office:document-meta>
</file>